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5be" officeooo:paragraph-rsid="000c15be"/>
    </style:style>
    <style:style style:name="P2" style:family="paragraph" style:parent-style-name="Standard">
      <style:text-properties officeooo:rsid="000f474a" officeooo:paragraph-rsid="000f474a"/>
    </style:style>
    <style:style style:name="P3" style:family="paragraph" style:parent-style-name="Standard">
      <style:text-properties officeooo:rsid="0015a167" officeooo:paragraph-rsid="0015a167"/>
    </style:style>
    <style:style style:name="P4" style:family="paragraph" style:parent-style-name="Standard">
      <style:text-properties officeooo:rsid="0015a214" officeooo:paragraph-rsid="001fb47f"/>
    </style:style>
    <style:style style:name="P5" style:family="paragraph" style:parent-style-name="Standard">
      <style:text-properties officeooo:rsid="001c1024" officeooo:paragraph-rsid="001c1024"/>
    </style:style>
    <style:style style:name="P6" style:family="paragraph" style:parent-style-name="Standard">
      <style:text-properties officeooo:rsid="00216c82" officeooo:paragraph-rsid="00221ca8"/>
    </style:style>
    <style:style style:name="T1" style:family="text">
      <style:text-properties officeooo:rsid="000e13b2"/>
    </style:style>
    <style:style style:name="T2" style:family="text">
      <style:text-properties officeooo:rsid="0012f5f7"/>
    </style:style>
    <style:style style:name="T3" style:family="text">
      <style:text-properties officeooo:rsid="00148fba"/>
    </style:style>
    <style:style style:name="T4" style:family="text">
      <style:text-properties officeooo:rsid="001ab457"/>
    </style:style>
    <style:style style:name="T5" style:family="text">
      <style:text-properties officeooo:rsid="001f1570"/>
    </style:style>
    <style:style style:name="T6" style:family="text">
      <style:text-properties officeooo:rsid="001fb47f"/>
    </style:style>
    <style:style style:name="T7" style:family="text">
      <style:text-properties officeooo:rsid="001fb47f" fo:background-color="#fff200" loext:char-shading-value="0"/>
    </style:style>
    <style:style style:name="T8" style:family="text">
      <style:text-properties officeooo:rsid="001fb47f" fo:background-color="#fff200" loext:char-shading-value="0"/>
    </style:style>
    <style:style style:name="T9" style:family="text">
      <style:text-properties officeooo:rsid="001fb47f" fo:background-color="transparent" loext:char-shading-value="0"/>
    </style:style>
    <style:style style:name="T10" style:family="text">
      <style:text-properties fo:color="#ce181e" officeooo:rsid="001fb47f" fo:background-color="transparent" loext:char-shading-value="0"/>
    </style:style>
    <style:style style:name="T11" style:family="text">
      <style:text-properties fo:color="#000000" officeooo:rsid="001fb47f" fo:background-color="transparent" loext:char-shading-value="0"/>
    </style:style>
    <style:style style:name="T12" style:family="text">
      <style:text-properties fo:color="#000000" officeooo:rsid="001fb4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ausa:</text:p>
      <text:p text:style-name="P1"><text:span text:style-name="T1">v1: Equipu tiene una plataforma web limitada para poder expandirse a otras plataformas y lo limita a difundir sus clientes en el mismo entorno</text:span></text:p>
      <text:p text:style-name="P1">Efecto: </text:p>
      <text:p text:style-name="P1"><text:span text:style-name="T1">v2: <text:s/>Se fuerza a brindar servicios a sus clientes con baja calidad, seguridad y rapidez. El alcance se la entidad se limita sólo a su entorno.</text:span></text:p>
      <text:p text:style-name="P1"/>
      <text:p text:style-name="P2">Contra efecto:</text:p>
      <text:p text:style-name="P5">V1.0</text:p>
      <text:p text:style-name="P2">Desarrollo de una aplicación <text:span text:style-name="T2">web </text:span>orientado a servicios <text:span text:style-name="T3">para integrar a múltiples plataformas los procesos funcionales de la entidad “EQUIPU”.</text:span></text:p>
      <text:p text:style-name="P5">V1.1</text:p>
      <text:p text:style-name="P3">Integración de procesos funcionales de la aplicación web de la entidad “EQUIPU” a diversas plataformas a través de una aplicación orientado a servicios.</text:p>
      <text:p text:style-name="P5">V2.0</text:p>
      <text:p text:style-name="P4">Desarrollo de una <text:span text:style-name="T5">aplicación</text:span> <text:span text:style-name="T4">web orientada a servicios para la mejora de la etapa de difusión del proceso de pre-incubación de la entidad Equipu.</text:span></text:p>
      <text:p text:style-name="P4"><text:span text:style-name="T6">V2.1 Desarrollo de una aplicación web orientada a servicios para la mejora </text:span><text:span text:style-name="T10">del proceso de pre-incubación</text:span><text:span text:style-name="T6"> en Equipu. </text:span></text:p>
      <text:p text:style-name="P6">V2.2 <text:span text:style-name="T6">Desarrollo de una aplicación web para la mejora </text:span><text:span text:style-name="T11">del proceso de pre-incubación</text:span><text:span text:style-name="T12"> </text:span><text:span text:style-name="T6">en Equipu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0:38:40.263420450</meta:creation-date>
    <dc:date>2018-02-17T18:40:59.372950733</dc:date>
    <meta:editing-duration>PT1H54M</meta:editing-duration>
    <meta:editing-cycles>11</meta:editing-cycles>
    <meta:generator>LibreOffice/5.4.2.2$Linux_X86_64 LibreOffice_project/40m0$Build-2</meta:generator>
    <meta:document-statistic meta:table-count="0" meta:image-count="0" meta:object-count="0" meta:page-count="1" meta:paragraph-count="13" meta:word-count="157" meta:character-count="972" meta:non-whitespace-character-count="824"/>
  </office:meta>
</office:document-meta>
</file>